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draw:marker-end="Arrow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marker-end="Arrow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59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3.197cm" svg:height="5.108cm" svg:x="1.938cm" svg:y="2.861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2.202cm" svg:height="1.904cm" svg:x="2.347cm" svg:y="5.216cm">
          <text:p text:style-name="P2"><text:span text:style-name="T1">pc </text:span></text:p>
          <text:p text:style-name="P2"><text:span text:style-name="T1">branch</text:span></text:p>
          <text:p text:style-name="P2">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0.596cm" svg:height="2.697cm" svg:x="5.392cm" svg:y="4.816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8cm" svg:height="0.415cm" svg:x="5.534cm" svg:y="7.095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4.549cm" svg:y1="6.168cm" svg:x2="5.392cm" svg:y2="6.164cm" draw:start-shape="id1" draw:start-glue-point="1" draw:end-shape="id2" draw:end-glue-point="3">
          <text:p text:style-name="P4"/>
        </draw:connector>
        <draw:custom-shape draw:style-name="gr2" draw:text-style-name="P3" draw:id="id3" draw:layer="layout" svg:width="2.202cm" svg:height="2.298cm" svg:x="6.853cm" svg:y="5.217cm">
          <text:p text:style-name="P2"><text:span text:style-name="T1">instruction</text:span></text:p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4" draw:layer="layout" svg:width="0.596cm" svg:height="2.697cm" svg:x="9.898cm" svg:y="4.817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38cm" svg:height="0.415cm" svg:x="10.04cm" svg:y="7.096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9.055cm" svg:y1="6.366cm" svg:x2="9.898cm" svg:y2="6.165cm" draw:start-shape="id3" draw:start-glue-point="1" draw:end-shape="id4" draw:end-glue-point="3">
          <text:p text:style-name="P4"/>
        </draw:connector>
        <draw:connector draw:style-name="gr3" draw:text-style-name="P1" draw:layer="layout" svg:x1="5.993cm" svg:y1="6.168cm" svg:x2="6.836cm" svg:y2="6.164cm">
          <text:p text:style-name="P4"/>
        </draw:connector>
        <draw:custom-shape draw:style-name="gr2" draw:text-style-name="P3" draw:id="id5" draw:layer="layout" svg:width="2.202cm" svg:height="1.904cm" svg:x="11.354cm" svg:y="5.218cm">
          <text:p text:style-name="P2"><text:span text:style-name="T1">user</text:span></text:p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0.596cm" svg:height="2.697cm" svg:x="14.399cm" svg:y="4.818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8cm" svg:height="0.415cm" svg:x="14.541cm" svg:y="7.097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3.556cm" svg:y1="6.17cm" svg:x2="14.399cm" svg:y2="6.166cm" draw:start-shape="id5" draw:start-glue-point="1" draw:end-shape="id6" draw:end-glue-point="3">
          <text:p text:style-name="P4"/>
        </draw:connector>
        <draw:connector draw:style-name="gr3" draw:text-style-name="P1" draw:layer="layout" svg:x1="10.494cm" svg:y1="6.169cm" svg:x2="11.337cm" svg:y2="6.165cm">
          <text:p text:style-name="P4"/>
        </draw:connector>
        <draw:custom-shape draw:style-name="gr2" draw:text-style-name="P3" draw:id="id7" draw:layer="layout" svg:width="2.202cm" svg:height="1.904cm" svg:x="15.855cm" svg:y="5.219cm">
          <text:p text:style-name="P2"><text:span text:style-name="T1">user</text:span></text:p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0.596cm" svg:height="2.697cm" svg:x="18.9cm" svg:y="4.819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8cm" svg:height="0.415cm" svg:x="19.042cm" svg:y="7.098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8.057cm" svg:y1="6.171cm" svg:x2="18.9cm" svg:y2="6.167cm" draw:start-shape="id7" draw:start-glue-point="1" draw:end-shape="id8" draw:end-glue-point="3">
          <text:p text:style-name="P4"/>
        </draw:connector>
        <draw:connector draw:style-name="gr3" draw:text-style-name="P1" draw:layer="layout" svg:x1="14.995cm" svg:y1="6.17cm" svg:x2="15.838cm" svg:y2="6.166cm">
          <text:p text:style-name="P4"/>
        </draw:connector>
        <draw:custom-shape draw:style-name="gr2" draw:text-style-name="P3" draw:id="id9" draw:layer="layout" svg:width="2.202cm" svg:height="1.904cm" svg:x="20.4cm" svg:y="5.22cm">
          <text:p text:style-name="P2"><text:span text:style-name="T1">user</text:span></text:p>
          <text:p text:style-name="P2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0.596cm" svg:height="2.697cm" svg:x="23.445cm" svg:y="4.82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8cm" svg:height="0.415cm" svg:x="23.587cm" svg:y="7.099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22.602cm" svg:y1="6.172cm" svg:x2="23.445cm" svg:y2="6.168cm" draw:start-shape="id9" draw:start-glue-point="1" draw:end-shape="id10" draw:end-glue-point="3">
          <text:p text:style-name="P4"/>
        </draw:connector>
        <draw:connector draw:style-name="gr3" draw:text-style-name="P1" draw:layer="layout" svg:x1="19.54cm" svg:y1="6.171cm" svg:x2="20.383cm" svg:y2="6.167cm">
          <text:p text:style-name="P4"/>
        </draw:connector>
        <draw:line draw:style-name="gr6" draw:text-style-name="P1" draw:layer="layout" svg:x1="3.481cm" svg:y1="4.073cm" svg:x2="26.493cm" svg:y2="4.073cm">
          <text:p text:style-name="P4"/>
        </draw:line>
        <draw:custom-shape draw:style-name="gr1" draw:text-style-name="P1" draw:layer="layout" svg:width="0.606cm" svg:height="0.616cm" draw:transform="rotate (-0.785398163398487) translate (24.856cm 3.646cm)">
          <text:p text:style-name="P4"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0.196cm" svg:height="0.177cm" svg:x="24.241cm" svg:y="3.996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5" draw:layer="layout" svg:width="1.386cm" svg:height="0.649cm" svg:x="25.879cm" svg:y="3.547cm">
          <draw:text-box>
            <text:p text:style-name="P4"><text:span text:style-name="T1">stall</text:span></text:p>
          </draw:text-box>
        </draw:frame>
        <draw:frame draw:style-name="gr8" draw:text-style-name="P5" draw:layer="layout" svg:width="1.566cm" svg:height="0.649cm" svg:x="21.979cm" svg:y="3.547cm">
          <draw:text-box>
            <text:p text:style-name="P4"><text:span text:style-name="T1">enable</text:span></text:p>
          </draw:text-box>
        </draw:frame>
        <draw:line draw:style-name="gr6" draw:text-style-name="P1" draw:layer="layout" svg:x1="3.471cm" svg:y1="4.068cm" svg:x2="3.471cm" svg:y2="5.22cm">
          <text:p text:style-name="P4"/>
        </draw:line>
        <draw:line draw:style-name="gr6" draw:text-style-name="P1" draw:layer="layout" svg:x1="7.971cm" svg:y1="4.068cm" svg:x2="7.971cm" svg:y2="5.22cm">
          <text:p text:style-name="P4"/>
        </draw:line>
        <draw:line draw:style-name="gr6" draw:text-style-name="P1" draw:layer="layout" svg:x1="12.471cm" svg:y1="4.068cm" svg:x2="12.471cm" svg:y2="5.22cm">
          <text:p text:style-name="P4"/>
        </draw:line>
        <draw:line draw:style-name="gr6" draw:text-style-name="P1" draw:layer="layout" svg:x1="16.971cm" svg:y1="4.068cm" svg:x2="16.971cm" svg:y2="5.22cm">
          <text:p text:style-name="P4"/>
        </draw:line>
        <draw:line draw:style-name="gr6" draw:text-style-name="P1" draw:layer="layout" svg:x1="21.471cm" svg:y1="4.068cm" svg:x2="21.471cm" svg:y2="5.22cm">
          <text:p text:style-name="P4"/>
        </draw:line>
        <draw:line draw:style-name="gr6" draw:text-style-name="P1" draw:layer="layout" svg:x1="2.756cm" svg:y1="8.929cm" svg:x2="23.758cm" svg:y2="8.929cm">
          <text:p text:style-name="P4"/>
        </draw:line>
        <draw:line draw:style-name="gr6" draw:text-style-name="P1" draw:layer="layout" svg:x1="23.776cm" svg:y1="8.93cm" svg:x2="23.776cm" svg:y2="7.521cm">
          <text:p text:style-name="P4"/>
        </draw:line>
        <draw:line draw:style-name="gr6" draw:text-style-name="P1" draw:layer="layout" svg:x1="19.216cm" svg:y1="8.919cm" svg:x2="19.216cm" svg:y2="7.51cm">
          <text:p text:style-name="P4"/>
        </draw:line>
        <draw:line draw:style-name="gr6" draw:text-style-name="P1" draw:layer="layout" svg:x1="14.704cm" svg:y1="8.92cm" svg:x2="14.704cm" svg:y2="7.511cm">
          <text:p text:style-name="P4"/>
        </draw:line>
        <draw:line draw:style-name="gr6" draw:text-style-name="P1" draw:layer="layout" svg:x1="10.204cm" svg:y1="8.921cm" svg:x2="10.204cm" svg:y2="7.512cm">
          <text:p text:style-name="P4"/>
        </draw:line>
        <draw:line draw:style-name="gr6" draw:text-style-name="P1" draw:layer="layout" svg:x1="5.704cm" svg:y1="8.922cm" svg:x2="5.704cm" svg:y2="7.513cm">
          <text:p text:style-name="P4"/>
        </draw:line>
        <draw:frame draw:style-name="gr8" draw:text-style-name="P5" draw:layer="layout" svg:width="1.566cm" svg:height="0.649cm" svg:x="2.247cm" svg:y="8.371cm">
          <draw:text-box>
            <text:p text:style-name="P4"><text:span text:style-name="T1">clk</text:span></text:p>
          </draw:text-box>
        </draw:frame>
        <draw:frame draw:style-name="gr8" draw:text-style-name="P6" draw:layer="layout" svg:width="5.112cm" svg:height="0.729cm" svg:x="11.373cm" svg:y="3.092cm">
          <draw:text-box>
            <text:p text:style-name="P4"><text:span text:style-name="T2">Generated code</text:span></text:p>
          </draw:text-box>
        </draw:frame>
        <draw:frame draw:style-name="gr8" draw:text-style-name="P5" draw:layer="layout" svg:width="1.386cm" svg:height="0.649cm" svg:x="5.268cm" svg:y="4.255cm">
          <draw:text-box>
            <text:p text:style-name="P4"><text:span text:style-name="T1">pc</text:span></text:p>
          </draw:text-box>
        </draw:frame>
        <draw:frame draw:style-name="gr8" draw:text-style-name="P5" draw:layer="layout" svg:width="1.386cm" svg:height="0.649cm" svg:x="9.768cm" svg:y="4.255cm">
          <draw:text-box>
            <text:p text:style-name="P4"><text:span text:style-name="T1">ir</text:span></text:p>
          </draw:text-box>
        </draw:frame>
        <draw:frame draw:style-name="gr8" draw:text-style-name="P5" draw:layer="layout" svg:width="1.386cm" svg:height="0.649cm" svg:x="14.268cm" svg:y="4.255cm">
          <draw:text-box>
            <text:p text:style-name="P4"><text:span text:style-name="T1">rf</text:span></text:p>
          </draw:text-box>
        </draw:frame>
        <draw:frame draw:style-name="gr8" draw:text-style-name="P5" draw:layer="layout" svg:width="1.386cm" svg:height="0.649cm" svg:x="18.868cm" svg:y="4.255cm">
          <draw:text-box>
            <text:p text:style-name="P4"><text:span text:style-name="T1">alu</text:span></text:p>
          </draw:text-box>
        </draw:frame>
        <draw:frame draw:style-name="gr8" draw:text-style-name="P5" draw:layer="layout" svg:width="1.386cm" svg:height="0.649cm" svg:x="23.244cm" svg:y="4.255cm">
          <draw:text-box>
            <text:p text:style-name="P4"><text:span text:style-name="T1">wb</text:span></text:p>
          </draw:text-box>
        </draw:frame>
        <draw:custom-shape draw:style-name="gr9" draw:text-style-name="P7" draw:id="id11" draw:layer="layout" svg:width="1.416cm" svg:height="1.446cm" svg:x="2.742cm" svg:y="10.245cm">
          <text:p text:style-name="P2"><text:span text:style-name="T3">User</text:span></text:p>
          <text:p text:style-name="P2"><text:span text:style-name="T3">fil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3.45cm" svg:y1="10.245cm" svg:x2="3.448cm" svg:y2="7.12cm" draw:start-shape="id11" draw:start-glue-point="0" draw:end-shape="id1" draw:end-glue-point="2">
          <text:p text:style-name="P4"/>
        </draw:connector>
        <draw:custom-shape draw:style-name="gr9" draw:text-style-name="P7" draw:id="id12" draw:layer="layout" svg:width="1.416cm" svg:height="1.446cm" svg:x="11.74cm" svg:y="10.247cm">
          <text:p text:style-name="P2"><text:span text:style-name="T3">User</text:span></text:p>
          <text:p text:style-name="P2"><text:span text:style-name="T3">fil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448cm" svg:y1="10.247cm" svg:x2="12.455cm" svg:y2="7.122cm" draw:start-shape="id12" draw:start-glue-point="0" draw:end-shape="id5" draw:end-glue-point="2">
          <text:p text:style-name="P4"/>
        </draw:connector>
        <draw:custom-shape draw:style-name="gr9" draw:text-style-name="P7" draw:id="id13" draw:layer="layout" svg:width="1.416cm" svg:height="1.446cm" svg:x="16.257cm" svg:y="10.248cm">
          <text:p text:style-name="P2"><text:span text:style-name="T3">User</text:span></text:p>
          <text:p text:style-name="P2"><text:span text:style-name="T3">fil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965cm" svg:y1="10.248cm" svg:x2="16.956cm" svg:y2="7.123cm" draw:start-shape="id13" draw:start-glue-point="0" draw:end-shape="id7" draw:end-glue-point="2">
          <text:p text:style-name="P4"/>
        </draw:connector>
        <draw:custom-shape draw:style-name="gr9" draw:text-style-name="P7" draw:id="id14" draw:layer="layout" svg:width="1.416cm" svg:height="1.446cm" svg:x="20.791cm" svg:y="10.249cm">
          <text:p text:style-name="P2"><text:span text:style-name="T3">User</text:span></text:p>
          <text:p text:style-name="P2"><text:span text:style-name="T3">file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1.499cm" svg:y1="10.249cm" svg:x2="21.501cm" svg:y2="7.124cm" draw:start-shape="id14" draw:start-glue-point="0" draw:end-shape="id9" draw:end-glue-point="2">
          <text:p text:style-name="P4"/>
        </draw:connector>
        <draw:line draw:style-name="gr6" draw:text-style-name="P1" draw:layer="layout" svg:x1="8.004cm" svg:y1="8.922cm" svg:x2="8.004cm" svg:y2="7.513cm">
          <text:p text:style-name="P4"/>
        </draw:line>
        <draw:custom-shape draw:style-name="gr1" draw:text-style-name="P1" draw:layer="layout" svg:width="23.197cm" svg:height="5.108cm" svg:x="1.939cm" svg:y="13.062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3" draw:id="id15" draw:layer="layout" svg:width="2.202cm" svg:height="1.904cm" svg:x="2.348cm" svg:y="15.417cm">
          <text:p text:style-name="P2"><text:span text:style-name="T1">pc </text:span></text:p>
          <text:p text:style-name="P2"><text:span text:style-name="T1">branch</text:span></text:p>
          <text:p text:style-name="P2">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0.596cm" svg:height="2.697cm" svg:x="5.393cm" svg:y="15.017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8cm" svg:height="0.415cm" svg:x="5.535cm" svg:y="17.296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4.55cm" svg:y1="16.369cm" svg:x2="5.393cm" svg:y2="16.365cm" draw:start-shape="id15" draw:start-glue-point="1" draw:end-shape="id16" draw:end-glue-point="3">
          <text:p text:style-name="P4"/>
        </draw:connector>
        <draw:custom-shape draw:style-name="gr2" draw:text-style-name="P3" draw:id="id17" draw:layer="layout" svg:width="2.202cm" svg:height="2.298cm" svg:x="6.854cm" svg:y="15.418cm">
          <text:p text:style-name="P2"><text:span text:style-name="T1">instruction</text:span></text:p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8" draw:layer="layout" svg:width="0.596cm" svg:height="2.697cm" svg:x="9.899cm" svg:y="15.018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38cm" svg:height="0.415cm" svg:x="10.041cm" svg:y="17.297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9.056cm" svg:y1="16.567cm" svg:x2="9.899cm" svg:y2="16.366cm" draw:start-shape="id17" draw:start-glue-point="1" draw:end-shape="id18" draw:end-glue-point="3">
          <text:p text:style-name="P4"/>
        </draw:connector>
        <draw:connector draw:style-name="gr3" draw:text-style-name="P1" draw:layer="layout" svg:x1="5.994cm" svg:y1="16.369cm" svg:x2="6.837cm" svg:y2="16.365cm">
          <text:p text:style-name="P4"/>
        </draw:connector>
        <draw:custom-shape draw:style-name="gr2" draw:text-style-name="P3" draw:id="id19" draw:layer="layout" svg:width="2.202cm" svg:height="1.904cm" svg:x="11.355cm" svg:y="15.419cm">
          <text:p text:style-name="P2"><text:span text:style-name="T1">decode</text:span></text:p>
          <text:p text:style-name="P2"><text:span text:style-name="T1">control</text:span></text:p>
          <text:p text:style-name="P2">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0.596cm" svg:height="2.697cm" svg:x="14.4cm" svg:y="15.019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8cm" svg:height="0.415cm" svg:x="14.542cm" svg:y="17.298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3.557cm" svg:y1="16.371cm" svg:x2="14.4cm" svg:y2="16.367cm" draw:start-shape="id19" draw:start-glue-point="1" draw:end-shape="id20" draw:end-glue-point="3">
          <text:p text:style-name="P4"/>
        </draw:connector>
        <draw:connector draw:style-name="gr3" draw:text-style-name="P1" draw:layer="layout" svg:x1="10.495cm" svg:y1="16.37cm" svg:x2="11.338cm" svg:y2="16.366cm">
          <text:p text:style-name="P4"/>
        </draw:connector>
        <draw:custom-shape draw:style-name="gr2" draw:text-style-name="P3" draw:id="id21" draw:layer="layout" svg:width="2.202cm" svg:height="1.904cm" svg:x="15.856cm" svg:y="15.42cm">
          <text:p text:style-name="P2">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2" draw:layer="layout" svg:width="0.596cm" svg:height="2.697cm" svg:x="18.901cm" svg:y="15.02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8cm" svg:height="0.415cm" svg:x="19.043cm" svg:y="17.299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8.058cm" svg:y1="16.372cm" svg:x2="18.901cm" svg:y2="16.368cm" draw:start-shape="id21" draw:start-glue-point="1" draw:end-shape="id22" draw:end-glue-point="3">
          <text:p text:style-name="P4"/>
        </draw:connector>
        <draw:connector draw:style-name="gr3" draw:text-style-name="P1" draw:layer="layout" svg:x1="14.996cm" svg:y1="16.371cm" svg:x2="15.839cm" svg:y2="16.367cm">
          <text:p text:style-name="P4"/>
        </draw:connector>
        <draw:custom-shape draw:style-name="gr2" draw:text-style-name="P3" draw:id="id23" draw:layer="layout" svg:width="2.202cm" svg:height="1.904cm" svg:x="20.401cm" svg:y="15.421cm">
          <text:p text:style-name="P2">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0.596cm" svg:height="2.697cm" svg:x="23.446cm" svg:y="15.021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38cm" svg:height="0.415cm" svg:x="23.588cm" svg:y="17.3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22.603cm" svg:y1="16.373cm" svg:x2="23.446cm" svg:y2="16.369cm" draw:start-shape="id23" draw:start-glue-point="1" draw:end-shape="id24" draw:end-glue-point="3">
          <text:p text:style-name="P4"/>
        </draw:connector>
        <draw:connector draw:style-name="gr3" draw:text-style-name="P1" draw:layer="layout" svg:x1="19.541cm" svg:y1="16.372cm" svg:x2="20.384cm" svg:y2="16.368cm">
          <text:p text:style-name="P4"/>
        </draw:connector>
        <draw:custom-shape draw:style-name="gr1" draw:text-style-name="P1" draw:layer="layout" svg:width="0.606cm" svg:height="0.616cm" draw:transform="rotate (-0.785398163398487) translate (24.857cm 13.847cm)">
          <text:p text:style-name="P4"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0.196cm" svg:height="0.177cm" svg:x="24.242cm" svg:y="14.19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8" draw:text-style-name="P5" draw:layer="layout" svg:width="1.566cm" svg:height="0.649cm" svg:x="21.98cm" svg:y="13.748cm">
          <draw:text-box>
            <text:p text:style-name="P4"><text:span text:style-name="T1">enable</text:span></text:p>
          </draw:text-box>
        </draw:frame>
        <draw:line draw:style-name="gr6" draw:text-style-name="P1" draw:layer="layout" svg:x1="3.472cm" svg:y1="14.269cm" svg:x2="3.472cm" svg:y2="15.421cm">
          <text:p text:style-name="P4"/>
        </draw:line>
        <draw:line draw:style-name="gr6" draw:text-style-name="P1" draw:layer="layout" svg:x1="7.972cm" svg:y1="14.269cm" svg:x2="7.972cm" svg:y2="15.421cm">
          <text:p text:style-name="P4"/>
        </draw:line>
        <draw:line draw:style-name="gr6" draw:text-style-name="P1" draw:layer="layout" svg:x1="12.472cm" svg:y1="14.269cm" svg:x2="12.472cm" svg:y2="15.421cm">
          <text:p text:style-name="P4"/>
        </draw:line>
        <draw:line draw:style-name="gr6" draw:text-style-name="P1" draw:layer="layout" svg:x1="16.972cm" svg:y1="14.269cm" svg:x2="16.972cm" svg:y2="15.421cm">
          <text:p text:style-name="P4"/>
        </draw:line>
        <draw:line draw:style-name="gr6" draw:text-style-name="P1" draw:layer="layout" svg:x1="21.472cm" svg:y1="14.269cm" svg:x2="21.472cm" svg:y2="15.421cm">
          <text:p text:style-name="P4"/>
        </draw:line>
        <draw:frame draw:style-name="gr8" draw:text-style-name="P6" draw:layer="layout" svg:width="5.112cm" svg:height="1.685cm" svg:x="11.374cm" svg:y="12.493cm">
          <draw:text-box>
            <text:p text:style-name="P4"><text:span text:style-name="T2">Processor with extended instructions </text:span></text:p>
            <text:p text:style-name="P4"><text:span text:style-name="T2">added to ALU pipestage</text:span></text:p>
          </draw:text-box>
        </draw:frame>
        <draw:frame draw:style-name="gr8" draw:text-style-name="P5" draw:layer="layout" svg:width="1.386cm" svg:height="0.649cm" svg:x="5.269cm" svg:y="14.456cm">
          <draw:text-box>
            <text:p text:style-name="P4"><text:span text:style-name="T1">pc</text:span></text:p>
          </draw:text-box>
        </draw:frame>
        <draw:frame draw:style-name="gr8" draw:text-style-name="P5" draw:layer="layout" svg:width="1.386cm" svg:height="0.649cm" svg:x="9.769cm" svg:y="14.456cm">
          <draw:text-box>
            <text:p text:style-name="P4"><text:span text:style-name="T1">ir</text:span></text:p>
          </draw:text-box>
        </draw:frame>
        <draw:frame draw:style-name="gr8" draw:text-style-name="P5" draw:layer="layout" svg:width="1.386cm" svg:height="0.649cm" svg:x="14.269cm" svg:y="13.656cm">
          <draw:text-box>
            <text:p text:style-name="P4"><text:span text:style-name="T1">rf</text:span></text:p>
          </draw:text-box>
        </draw:frame>
        <draw:frame draw:style-name="gr8" draw:text-style-name="P5" draw:layer="layout" svg:width="1.386cm" svg:height="0.649cm" svg:x="18.869cm" svg:y="14.456cm">
          <draw:text-box>
            <text:p text:style-name="P4"><text:span text:style-name="T1">alu</text:span></text:p>
          </draw:text-box>
        </draw:frame>
        <draw:frame draw:style-name="gr8" draw:text-style-name="P5" draw:layer="layout" svg:width="1.386cm" svg:height="0.649cm" svg:x="23.245cm" svg:y="14.456cm">
          <draw:text-box>
            <text:p text:style-name="P4"><text:span text:style-name="T1">wb</text:span></text:p>
          </draw:text-box>
        </draw:frame>
        <draw:line draw:style-name="gr6" draw:text-style-name="P1" draw:layer="layout" svg:x1="3.481cm" svg:y1="14.273cm" svg:x2="26.493cm" svg:y2="14.273cm">
          <text:p text:style-name="P4"/>
        </draw:line>
        <draw:custom-shape draw:style-name="gr2" draw:text-style-name="P3" draw:id="id25" draw:layer="layout" svg:width="2.202cm" svg:height="1.904cm" svg:x="15.856cm" svg:y="18.62cm">
          <text:p text:style-name="P2"><text:span text:style-name="T1">extended</text:span></text:p>
          <text:p text:style-name="P2"><text:span text:style-name="T1">instruction</text:span></text:p>
          <text:p text:style-name="P2"><text:span text:style-name="T1">logic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997cm" svg:y1="16.371cm" svg:x2="15.856cm" svg:y2="19.572cm" draw:end-shape="id25" draw:end-glue-point="3">
          <text:p text:style-name="P4"/>
        </draw:connector>
        <draw:connector draw:style-name="gr3" draw:text-style-name="P1" draw:layer="layout" svg:x1="18.058cm" svg:y1="19.572cm" svg:x2="18.902cm" svg:y2="16.368cm" draw:start-shape="id25" draw:start-glue-point="1">
          <text:p text:style-name="P4"/>
        </draw:connector>
        <draw:frame draw:style-name="gr11" draw:text-style-name="P8" draw:layer="layout" svg:width="4.946cm" svg:height="3.119cm" svg:x="9.51cm" svg:y="18.789cm">
          <draw:text-box>
            <text:p text:style-name="P8"><text:span text:style-name="T4">external </text:span></text:p>
            <text:p text:style-name="P8"><text:span text:style-name="T4">instructions</text:span></text:p>
            <text:p text:style-name="P8"><text:span text:style-name="T4">are added to</text:span></text:p>
            <text:p text:style-name="P8"><text:span text:style-name="T4">decoder by a tool</text:span></text:p>
            <text:p text:style-name="P8"><text:span text:style-name="T4">user does not modify decoder</text:span></text:p>
          </draw:text-box>
        </draw:frame>
        <draw:line draw:style-name="gr12" draw:text-style-name="P1" draw:layer="layout" svg:x1="11.964cm" svg:y1="19.402cm" svg:x2="12.041cm" svg:y2="17.102cm">
          <text:p text:style-name="P4"/>
        </draw:line>
        <draw:frame draw:style-name="gr11" draw:text-style-name="P8" draw:layer="layout" svg:width="4.946cm" svg:height="1.685cm" svg:x="19.21cm" svg:y="18.79cm">
          <draw:text-box>
            <text:p text:style-name="P8"><text:span text:style-name="T4">user can only create logic outside of the big rectang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a</meta:initial-creator>
    <meta:creation-date>2007-09-11T12:02:01</meta:creation-date>
    <dc:date>2008-08-27T13:57:50</dc:date>
    <dc:language>en-US</dc:language>
    <meta:editing-cycles>11</meta:editing-cycles>
    <meta:editing-duration>PT1H48M48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